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 fo:font-weight="bold" style:font-weight-asian="bold" style:font-weight-complex="bold"/>
    </style:style>
    <style:style style:name="P4" style:parent-style-name="Standard" style:family="paragraph">
      <style:text-properties style:font-name="Arial" fo:font-weight="bold" style:font-weight-asian="bold" style:font-weight-complex="bold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T13" style:parent-style-name="Fonteparág.padrão" style:family="text">
      <style:text-properties style:font-name="Arial" style:text-line-through-style="solid" style:text-line-through-width="auto" style:text-line-through-color="font-color" style:text-line-through-mode="continuous" style:text-line-through-type="single"/>
    </style:style>
    <style:style style:name="T14" style:parent-style-name="Fonteparág.padrão" style:family="text">
      <style:text-properties style:font-name="Arial"/>
    </style:style>
    <style:style style:name="T15" style:parent-style-name="StrongEmphasis" style:family="text">
      <style:text-properties style:font-name="Courier" fo:color="#333333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 fo:language="en" fo:country="US"/>
    </style:style>
    <style:style style:name="T18" style:parent-style-name="Fonteparág.padrão" style:family="text">
      <style:text-properties style:font-name="Arial" fo:language="en" fo:country="US"/>
    </style:style>
    <style:style style:name="T19" style:parent-style-name="Fonteparág.padrão" style:family="text">
      <style:text-properties style:font-name="Arial" fo:language="en" fo:country="US"/>
    </style:style>
    <style:style style:name="T20" style:parent-style-name="Fonteparág.padrão" style:family="text">
      <style:text-properties style:font-name="Arial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P22" style:parent-style-name="Standard" style:family="paragraph">
      <style:text-properties style:font-name="Arial" fo:font-weight="bold" style:font-weight-asian="bold" style:font-weight-complex="bold" fo:language="en" fo:country="US"/>
    </style:style>
    <style:style style:name="T23" style:parent-style-name="Fonteparág.padrão" style:family="text">
      <style:text-properties style:font-name="Arial" fo:language="en" fo:country="US"/>
    </style:style>
    <style:style style:name="T24" style:parent-style-name="Fonteparág.padrão" style:family="text">
      <style:text-properties style:font-name="Menlo, Monaco, 'Courier New', C" fo:language="en" fo:country="US"/>
    </style:style>
    <style:style style:name="T25" style:parent-style-name="Fonteparág.padrão" style:family="text">
      <style:text-properties style:font-name="Menlo, Monaco, 'Courier New', C"/>
    </style:style>
    <style:style style:name="T26" style:parent-style-name="Fonteparág.padrão" style:family="text">
      <style:text-properties style:font-name="Menlo, Monaco, 'Courier New', C"/>
    </style:style>
    <style:style style:name="T27" style:parent-style-name="Fonteparág.padrão" style:family="text">
      <style:text-properties style:font-name="Menlo, Monaco, 'Courier New', C"/>
    </style:style>
    <style:style style:name="P28" style:parent-style-name="Standard" style:family="paragraph">
      <style:text-properties style:font-name="Menlo, Monaco, 'Courier New', C"/>
    </style:style>
    <style:style style:name="T29" style:parent-style-name="Fonteparág.padrão" style:family="text">
      <style:text-properties style:font-name="Menlo, Monaco, 'Courier New', C"/>
    </style:style>
    <style:style style:name="T30" style:parent-style-name="Fonteparág.padrão" style:family="text">
      <style:text-properties style:font-name="Menlo, Monaco, 'Courier New', C"/>
    </style:style>
    <style:style style:name="T31" style:parent-style-name="Fonteparág.padrão" style:family="text">
      <style:text-properties style:font-name="Menlo, Monaco, 'Courier New', C"/>
    </style:style>
    <style:style style:name="P32" style:parent-style-name="Standard" style:family="paragraph">
      <style:text-properties style:font-name="Menlo, Monaco, 'Courier New', C"/>
    </style:style>
    <style:style style:name="P33" style:parent-style-name="Standard" style:family="paragraph">
      <style:text-properties style:font-name="Arial" fo:font-weight="bold" style:font-weight-asian="bold" style:font-weight-complex="bold"/>
    </style:style>
    <style:style style:name="P34" style:parent-style-name="Standard" style:family="paragraph">
      <style:text-properties style:font-name="Arial" fo:font-weight="bold" style:font-weight-asian="bold" style:font-weight-complex="bold"/>
    </style:style>
    <style:style style:name="T35" style:parent-style-name="Fonteparág.padrão" style:family="text">
      <style:text-properties style:font-name="Arial" fo:font-weight="bold" style:font-weight-asian="bold" style:font-weight-complex="bold"/>
    </style:style>
    <style:style style:name="T36" style:parent-style-name="Fonteparág.padrão" style:family="text">
      <style:text-properties style:font-name="Arial" fo:font-weight="bold" style:font-weight-asian="bold" style:font-weight-complex="bold"/>
    </style:style>
    <style:style style:name="P37" style:parent-style-name="Standard" style:family="paragraph">
      <style:text-properties style:font-name="Arial" fo:font-weight="bold" style:font-weight-asian="bold" style:font-weight-complex="bold"/>
    </style:style>
    <style:style style:name="P38" style:parent-style-name="Standard" style:family="paragraph">
      <style:text-properties style:font-name="Arial" fo:font-weight="bold" style:font-weight-asian="bold" style:font-weight-complex="bold"/>
    </style:style>
    <style:style style:name="T39" style:parent-style-name="Fonteparág.padrão" style:family="text">
      <style:text-properties style:font-name="Arial"/>
    </style:style>
    <style:style style:name="T40" style:parent-style-name="SourceText" style:family="text">
      <style:text-properties style:font-name="SFMono-Regular, Consolas, 'Libe" fo:color="#24292E" fo:font-size="9.5pt" style:font-size-asian="9.5pt"/>
    </style:style>
    <style:style style:name="T41" style:parent-style-name="SourceText" style:family="text">
      <style:text-properties style:font-name="SFMono-Regular, Consolas, 'Libe" fo:color="#24292E" fo:font-size="9.5pt" style:font-size-asian="9.5pt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T45" style:parent-style-name="Fonteparág.padrão" style:family="text">
      <style:text-properties fo:language="en" fo:country="US"/>
    </style:style>
    <style:style style:name="T46" style:parent-style-name="Fonteparág.padrão" style:family="text">
      <style:text-properties fo:font-weight="bold" style:font-weight-asian="bold" style:font-weight-complex="bold" fo:language="en" fo:country="US"/>
    </style:style>
    <style:style style:name="T47" style:parent-style-name="Fonteparág.padrão" style:family="text">
      <style:text-properties fo:font-weight="bold" style:font-weight-asian="bold" style:font-weight-complex="bold"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style:font-name="Arial" fo:font-weight="bold" style:font-weight-asian="bold" style:font-weight-complex="bold" fo:language="en" fo:country="US"/>
    </style:style>
    <style:style style:name="P53" style:parent-style-name="Standard" style:family="paragraph">
      <style:text-properties style:font-name="Arial" fo:font-weight="bold" style:font-weight-asian="bold" style:font-weight-complex="bold" fo:language="en" fo:country="US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T56" style:parent-style-name="Fonteparág.padrão" style:family="text">
      <style:text-properties style:font-name="Arial"/>
    </style:style>
    <style:style style:name="P57" style:parent-style-name="Standard" style:list-style-name="LFO1" style:family="paragraph"/>
    <style:style style:name="T58" style:parent-style-name="Fonteparág.padrão" style:family="text">
      <style:text-properties style:font-name="SFMono-Regular, Consolas, 'Libe" fo:color="#24292E" fo:font-size="9.5pt" style:font-size-asian="9.5pt"/>
    </style:style>
    <style:style style:name="P59" style:parent-style-name="Standard" style:list-style-name="LFO2" style:family="paragraph"/>
    <style:style style:name="P60" style:parent-style-name="Standard" style:list-style-name="LFO3" style:family="paragraph">
      <style:text-properties fo:language="en" fo:country="US"/>
    </style:style>
    <style:style style:name="P61" style:parent-style-name="Standard" style:list-style-name="LFO3" style:family="paragraph"/>
    <style:style style:name="P62" style:parent-style-name="Standard" style:list-style-name="LFO3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list-style-name="LFO4" style:family="paragraph"/>
    <style:style style:name="P65" style:parent-style-name="Standard" style:list-style-name="LFO5" style:family="paragraph"/>
    <style:style style:name="P66" style:parent-style-name="Standard" style:list-style-name="LFO5" style:family="paragraph"/>
    <style:style style:name="P67" style:parent-style-name="Standard" style:list-style-name="LFO5" style:family="paragraph"/>
    <style:style style:name="P68" style:parent-style-name="Standard" style:list-style-name="LFO5" style:family="paragraph"/>
    <style:style style:name="P69" style:parent-style-name="Standard" style:list-style-name="LFO6" style:family="paragraph"/>
    <style:style style:name="P70" style:parent-style-name="Standard" style:list-style-name="LFO6" style:family="paragraph"/>
    <style:style style:name="P71" style:parent-style-name="Standard" style:list-style-name="LFO6" style:family="paragraph"/>
    <style:style style:name="P72" style:parent-style-name="Standard" style:list-style-name="LFO6" style:family="paragraph"/>
    <style:style style:name="P73" style:parent-style-name="Standard" style:list-style-name="LFO6" style:family="paragraph"/>
    <style:style style:name="P74" style:parent-style-name="Standard" style:list-style-name="LFO7" style:family="paragraph"/>
    <style:style style:name="P75" style:parent-style-name="Standard" style:list-style-name="LFO8" style:family="paragraph">
      <style:text-properties fo:language="en" fo:country="US"/>
    </style:style>
    <style:style style:name="P76" style:parent-style-name="Standard" style:list-style-name="LFO8" style:family="paragraph"/>
    <style:style style:name="T77" style:parent-style-name="Fonteparág.padrão" style:family="text">
      <style:text-properties fo:language="en" fo:country="US"/>
    </style:style>
    <style:style style:name="T78" style:parent-style-name="Hyperlink" style:family="text">
      <style:text-properties fo:language="en" fo:country="US"/>
    </style:style>
    <style:style style:name="T79" style:parent-style-name="Fonteparág.padrão" style:family="text">
      <style:text-properties fo:language="en" fo:country="US"/>
    </style:style>
    <style:style style:name="P80" style:parent-style-name="Standard" style:list-style-name="LFO8" style:family="paragraph"/>
    <style:style style:name="T81" style:parent-style-name="Fonteparág.padrão" style:family="text">
      <style:text-properties fo:font-weight="bold" style:font-weight-asian="bold" style:font-weight-complex="bold"/>
    </style:style>
    <style:style style:name="T82" style:parent-style-name="Fonteparág.padrão" style:family="text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T96" style:parent-style-name="Fonteparág.padrão" style:family="text">
      <style:text-properties fo:language="en" fo:country="US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list-style-name="LFO9" style:family="paragraph"/>
    <style:style style:name="P99" style:parent-style-name="Standard" style:list-style-name="LFO9" style:family="paragraph"/>
    <style:style style:name="P100" style:parent-style-name="Standard" style:list-style-name="LFO9" style:family="paragraph"/>
    <style:style style:name="P101" style:parent-style-name="Standard" style:list-style-name="LFO9" style:family="paragraph"/>
    <style:style style:name="P102" style:parent-style-name="Standard" style:list-style-name="LFO9" style:family="paragraph"/>
    <style:style style:name="P103" style:parent-style-name="Standard" style:list-style-name="LFO9" style:family="paragraph"/>
    <style:style style:name="P104" style:parent-style-name="Standard" style:list-style-name="LFO9" style:family="paragraph"/>
    <style:style style:name="P105" style:parent-style-name="Standard" style:list-style-name="LFO9" style:family="paragraph"/>
    <style:style style:name="T106" style:parent-style-name="Fonteparág.padrão" style:family="text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Fonteparág.padrão" style:family="text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list-style-name="LFO10" style:family="paragraph"/>
    <style:style style:name="P112" style:parent-style-name="Standard" style:list-style-name="LFO10" style:family="paragraph">
      <style:text-properties fo:language="en" fo:country="US"/>
    </style:style>
    <style:style style:name="P113" style:parent-style-name="Standard" style:list-style-name="LFO10" style:family="paragraph"/>
    <style:style style:name="P114" style:parent-style-name="Standard" style:list-style-name="LFO10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T117" style:parent-style-name="Fonteparág.padrão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list-style-name="LFO11" style:family="paragraph"/>
    <style:style style:name="T120" style:parent-style-name="Fonteparág.padrão" style:family="text">
      <style:text-properties fo:font-weight="bold" style:font-weight-asian="bold" style:font-weight-complex="bold" fo:language="en" fo:country="US"/>
    </style:style>
    <style:style style:name="T121" style:parent-style-name="Fonteparág.padrão" style:family="text">
      <style:text-properties fo:font-weight="bold" style:font-weight-asian="bold" style:font-weight-complex="bold" fo:language="en" fo:country="US"/>
    </style:style>
    <style:style style:name="T122" style:parent-style-name="Fonteparág.padrão" style:family="text">
      <style:text-properties fo:font-weight="bold" style:font-weight-asian="bold" style:font-weight-complex="bold" fo:language="en" fo:country="US"/>
    </style:style>
    <style:style style:name="P123" style:parent-style-name="Standard" style:list-style-name="LFO11" style:family="paragraph"/>
    <style:style style:name="T124" style:parent-style-name="Fonteparág.padrão" style:family="text">
      <style:text-properties fo:font-weight="bold" style:font-weight-asian="bold" style:font-weight-complex="bold" fo:language="en" fo:country="US"/>
    </style:style>
    <style:style style:name="T125" style:parent-style-name="Fonteparág.padrão" style:family="text">
      <style:text-properties fo:language="en" fo:country="US"/>
    </style:style>
    <style:style style:name="P126" style:parent-style-name="Standard" style:list-style-name="LFO11" style:family="paragraph"/>
    <style:style style:name="P127" style:parent-style-name="PreformattedText" style:list-style-name="LFO11" style:family="paragraph"/>
    <style:style style:name="T128" style:parent-style-name="SourceText" style:family="text">
      <style:text-properties style:font-name="SFMono-Regular, Consolas, 'Libe" fo:color="#24292E" fo:font-size="9.5pt" style:font-size-asian="9.5pt" fo:language="en" fo:country="US"/>
    </style:style>
    <style:style style:name="T129" style:parent-style-name="SourceText" style:family="text">
      <style:text-properties style:font-name="SFMono-Regular, Consolas, 'Libe" fo:color="#24292E" fo:font-size="9.5pt" style:font-size-asian="9.5pt" fo:language="en" fo:country="US"/>
    </style:style>
    <style:style style:name="P130" style:parent-style-name="PreformattedText" style:list-style-name="LFO11" style:family="paragraph"/>
    <style:style style:name="T131" style:parent-style-name="SourceText" style:family="text">
      <style:text-properties style:font-name="SFMono-Regular, Consolas, 'Libe" fo:color="#24292E" fo:font-size="9.5pt" style:font-size-asian="9.5pt"/>
    </style:style>
    <style:style style:name="P132" style:parent-style-name="PreformattedText" style:list-style-name="LFO11" style:family="paragraph"/>
    <style:style style:name="T133" style:parent-style-name="SourceText" style:family="text">
      <style:text-properties style:font-name="SFMono-Regular, Consolas, 'Libe" fo:color="#24292E" fo:font-size="9.5pt" style:font-size-asian="9.5pt"/>
    </style:style>
    <style:style style:name="T134" style:parent-style-name="SourceText" style:family="text">
      <style:text-properties style:font-name="SFMono-Regular, Consolas, 'Libe" fo:color="#24292E" fo:font-size="9.5pt" style:font-size-asian="9.5pt"/>
    </style:style>
    <style:style style:name="P135" style:parent-style-name="PreformattedText" style:list-style-name="LFO11" style:family="paragraph"/>
    <style:style style:name="T136" style:parent-style-name="SourceText" style:family="text">
      <style:text-properties style:font-name="SFMono-Regular, Consolas, 'Libe" fo:color="#24292E" fo:font-size="9.5pt" style:font-size-asian="9.5pt"/>
    </style:style>
    <style:style style:name="P137" style:parent-style-name="PreformattedText" style:list-style-name="LFO11" style:family="paragraph"/>
    <style:style style:name="T138" style:parent-style-name="SourceText" style:family="text">
      <style:text-properties style:font-name="SFMono-Regular, Consolas, 'Libe" fo:color="#24292E" fo:font-size="9.5pt" style:font-size-asian="9.5pt"/>
    </style:style>
    <style:style style:name="P139" style:parent-style-name="PreformattedText" style:family="paragraph">
      <style:text-properties fo:font-weight="bold" style:font-weight-asian="bold" style:font-weight-complex="bold"/>
    </style:style>
    <style:style style:name="P140" style:parent-style-name="PreformattedText" style:family="paragraph">
      <style:text-properties fo:font-weight="bold" style:font-weight-asian="bold" style:font-weight-complex="bold"/>
    </style:style>
    <style:style style:name="T141" style:parent-style-name="SourceText" style:family="text">
      <style:text-properties style:font-name="dejavu sans mono" fo:color="#222222" fo:font-size="12pt" style:font-size-asian="12pt" style:font-size-complex="12pt"/>
    </style:style>
    <style:style style:name="T142" style:parent-style-name="SourceText" style:family="text">
      <style:text-properties style:font-name="dejavu sans mono" fo:color="#222222" fo:font-size="12pt" style:font-size-asian="12pt" style:font-size-complex="12pt"/>
    </style:style>
    <style:style style:name="T143" style:parent-style-name="SourceText" style:family="text">
      <style:text-properties style:font-name="dejavu sans mono" fo:color="#222222" fo:font-size="12pt" style:font-size-asian="12pt" style:font-size-complex="12pt"/>
    </style:style>
    <style:style style:name="P144" style:parent-style-name="PreformattedText" style:family="paragraph">
      <style:text-properties fo:font-weight="bold" style:font-weight-asian="bold" style:font-weight-complex="bold" fo:language="en" fo:country="US"/>
    </style:style>
    <style:style style:name="P145" style:parent-style-name="PreformattedText" style:family="paragraph">
      <style:text-properties fo:font-weight="bold" style:font-weight-asian="bold" style:font-weight-complex="bold"/>
    </style:style>
    <style:style style:name="P146" style:parent-style-name="PreformattedText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Ubunto debian</text:p>
      <text:p text:style-name="P3">Inserir sudo antes de todo comando (padrão ubunto)</text:p>
      <text:p text:style-name="P4"/>
      <text:p text:style-name="P5">- tab: autocompleta o nome da pasta</text:p>
      <text:p text:style-name="P6">- mkdir //cria pasta</text:p>
      <text:p text:style-name="P7">- dir or ls //lista tudo dentro do diretório</text:p>
      <text:p text:style-name="P8">- clear ou ctrl + l //limpa terminal</text:p>
      <text:p text:style-name="P9">- ctrl + shift + v: colar algo no<text:s/>terminal</text:p>
      <text:p text:style-name="P10">- ctrl + shift +c: copiar algo no terminal</text:p>
      <text:p text:style-name="P11">- (-y) da permissão pra tudo no comando executado</text:p>
      <text:p text:style-name="Standard"><text:span text:style-name="T12">- sudo apt install curl<text:s/></text:span><text:span text:style-name="T13">-y</text:span></text:p>
      <text:p text:style-name="Standard"><text:span text:style-name="T14">- sudo<text:s/></text:span><text:span text:style-name="T15">chmod -R 777 diretorio<text:s/></text:span><text:span text:style-name="T16">//dar permissão de leitura escrita para a pasta</text:span></text:p>
      <text:p text:style-name="Standard"><text:span text:style-name="T17">- sudo apt-get update</text:span></text:p>
      <text:p text:style-name="Standard"><text:span text:style-name="T18">- sudo apt install -f nodej</text:span><text:span text:style-name="T19">s -y</text:span></text:p>
      <text:p text:style-name="Standard"><text:span text:style-name="T20">- sudo nano /etc/hosts //edita o arquivo de dns</text:span></text:p>
      <text:p text:style-name="P21"/>
      <text:p text:style-name="P22">Instalando terminal ZSH</text:p>
      <text:p text:style-name="Standard"><text:span text:style-name="T23">-<text:s/></text:span><text:span text:style-name="T24">sudo apt-get install zsh</text:span></text:p>
      <text:p text:style-name="Standard"><text:span text:style-name="T25">-<text:s/></text:span><text:a xlink:href="https://ohmyz.sh/" office:target-frame-name="_top" xlink:show="replace"><text:span text:style-name="T26">https://ohmyz.sh/</text:span></text:a></text:p>
      <text:p text:style-name="Standard"><text:span text:style-name="T27">- Ctrl + d: volta pro terminal normal</text:span></text:p>
      <text:p text:style-name="P28">- Do terminal padrão pro zsh digitar no terminal: zsh</text:p>
      <text:p text:style-name="Standard"><text:span text:style-name="T29">-<text:s/></text:span><text:span text:style-name="T30">alias: mostra help</text:span></text:p>
      <text:p text:style-name="Standard"><text:span text:style-name="T31">- gaa ou ga . : adiciona todos os arquivos no repositório</text:span></text:p>
      <text:p text:style-name="P32">- gc -m “mensagem”: comita todos os arquivos no repositório</text:p>
      <text:p text:style-name="P33"/>
      <text:p text:style-name="P34">Gerenciador / facilitador de <text:s/>instalação do node js</text:p>
      <text:p text:style-name="Standard"><text:a xlink:href="https://github.com/nvm-sh/nvm" office:target-frame-name="_top" xlink:show="replace"><text:span text:style-name="T35">https://github.com/</text:span><text:span text:style-name="T36">nvm-sh/nvm</text:span></text:a></text:p>
      <text:p text:style-name="P37"/>
      <text:p text:style-name="P38">Git</text:p>
      <text:p text:style-name="Standard"><text:span text:style-name="T39">- Instalar git no ubunto:<text:s/></text:span><text:a xlink:href="https://www.hostinger.com.br/tutoriais/tutorial-do-git-basics-introducao/" office:target-frame-name="_top" xlink:show="replace">https://www.hostinger.com.br/tutoriais/tutorial-do-git-basics-introducao/</text:a></text:p>
      <text:p text:style-name="Standard">-<text:s/><text:span text:style-name="T40">git clone ‘url’ //clona o repositório, trocar u</text:span><text:span text:style-name="T41">rl por url de clone</text:span></text:p>
      <text:p text:style-name="Standard">- git add –all //adiciona todos arquivos</text:p>
      <text:p text:style-name="Standard">- git commit -v -m “mensagem” //comita todos os arquivos</text:p>
      <text:p text:style-name="Standard">- git pull //trás tudo do remoto</text:p>
      <text:p text:style-name="Standard">- git push //joga tudo pro remoto</text:p>
      <text:p text:style-name="Standard">- git reset --hard HEAD //trás todo o projeto de novo a partir da última alteração</text:p>
      <text:p text:style-name="Standard">- git checkout ‘develop’ //faz checkout na branch de escolha e limpa oq não foi adicionado / comitado</text:p>
      <text:p text:style-name="P42">- git push origin master //commita na branch master</text:p>
      <text:p text:style-name="P43">- git merge test //faz merge da branch test para master</text:p>
      <text:p text:style-name="Standard">- git status //ve se tem algo pendente pra commitar</text:p>
      <text:p text:style-name="Standard">- git stash //retira coisas não comitadas de uma branch e salva para usar em outrar branch</text:p>
      <text:p text:style-name="Standard">- git branch test f630d3f // pega branch de código e joga na branch test</text:p>
      <text:p text:style-name="Standard">- git log --oneline //ve o log do repositório / branch</text:p>
      <text:p text:style-name="P44">- git branch ‘cypress’ //cria a branch cypress</text:p>
      <text:p text:style-name="Standard">- git add cypress.json cypress/ <text:s/>//adiciona os arquivos especificos</text:p>
      <text:p text:style-name="Standard">- git commit -m "adicionando cypress" //adiciona somente os arquivo adicionados</text:p>
      <text:p text:style-name="Standard"><text:span text:style-name="T45">-<text:s/></text:span><text:span text:style-name="T46">instalar git-flow:<text:s/></text:span><text:a xlink:href="https://danielkummer.github.io/git-flow-cheatsheet/index.pt_BR.html" office:target-frame-name="_top" xlink:show="replace"><text:span text:style-name="T47">https://danielkummer.github.io/git-flow-cheatsheet/index.pt_BR.html</text:span></text:a></text:p>
      <text:p text:style-name="P48">- sudo git flow init //inicia o git flow</text:p>
      <text:p text:style-name="Standard">- git branch -m ‘feature/cypress’ //renomeia a feature atual para o novo nome</text:p>
      <text:p text:style-name="P49">- git push --set-upstream origin feature/cypress //sobe a branch pro remoto</text:p>
      <text:soft-page-break/>
      <text:p text:style-name="P50">- git flow feature finish //finaliza feature e joga pra develop</text:p>
      <text:p text:style-name="P51"/>
      <text:p text:style-name="P52">React JS</text:p>
      <text:p text:style-name="P53"/>
      <text:p text:style-name="P54">- Manipulação de DOM</text:p>
      <text:p text:style-name="P55">- Utilizar CreateReactApp</text:p>
      <text:p text:style-name="Standard"><text:span text:style-name="T56">- Instalar o node</text:span></text:p>
      <text:list text:style-name="LFO1" text:continue-numbering="true">
        <text:list-item>
          <text:p text:style-name="P57"><text:a xlink:href="https://www.digitalocean.com/community/tutorials/como-instalar-o-node-js-no-ubuntu-16-04-pt" office:target-frame-name="_top" xlink:show="replace"><text:span text:style-name="T58">https://www.digitalocean.com/community/tutorials/como-instalar-o-node-js-no-ubuntu-16-04-pt</text:span></text:a></text:p>
        </text:list-item>
      </text:list>
      <text:p text:style-name="Standard"/>
      <text:p text:style-name="Standard">-<text:s/><text:a xlink:href="https://github.com/facebook/create-react-app" office:target-frame-name="_top" xlink:show="replace">https://github.com/facebook/create-react-app</text:a></text:p>
      <text:p text:style-name="Standard">-<text:s/><text:a xlink:href="https://reactjs.org/tutorial/tutorial.html" office:target-frame-name="_top" xlink:show="replace">https://reactjs.org/tutorial/tutorial.html</text:a></text:p>
      <text:p text:style-name="Standard">- Instalar yarn:<text:s/><text:a xlink:href="https://classic.yarnpkg.com/pt-BR/docs/install/#debian-stable" office:target-frame-name="_top" xlink:show="replace">https://classic.yarnpkg.com/pt-BR/docs/install/#debian-stable</text:a></text:p>
      <text:list text:style-name="LFO2" text:continue-numbering="true">
        <text:list-item>
          <text:p text:style-name="P5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text:style-name="LFO3" text:continue-numbering="true">
        <text:list-item>
          <text:p text:style-name="P60">sudo npm install -g create-react-app</text:p>
        </text:list-item>
        <text:list-item>
          <text:p text:style-name="P61">sudo create-react-app frontend</text:p>
        </text:list-item>
        <text:list-item>
          <text:p text:style-name="P62">ou executar somente: sudo yarn create react-app frontend</text:p>
        </text:list-item>
      </text:list>
      <text:p text:style-name="P63"/>
      <text:p text:style-name="Standard">- Para subir o servidor: sudo yarn start</text:p>
      <text:list text:style-name="LFO4" text:continue-numbering="true">
        <text:list-item>
          <text:p text:style-name="P64">endereço padrão de acesso:<text:s/><text:a xlink:href="http://localhost:3000/" office:target-frame-name="_top" xlink:show="replace">http://localhost:3000/</text:a></text:p>
        </text:list-item>
      </text:list>
      <text:p text:style-name="Standard"/>
      <text:p text:style-name="Standard">- Função Render: única que deve ser instanciada obrigatoriamente</text:p>
      <text:list text:style-name="LFO5" text:continue-numbering="true">
        <text:list-item>
          <text:p text:style-name="P65">retorna um elemento React (JSX)</text:p>
        </text:list-item>
        <text:list-item>
          <text:p text:style-name="P66">também pode ser retornado um Array / fragmento a partir da versão (16)</text:p>
        </text:list-item>
        <text:list-item>
          <text:p text:style-name="P67">Portal</text:p>
        </text:list-item>
        <text:list-item>
          <text:p text:style-name="P68">String / Númeric / booleano / nulls</text:p>
        </text:list-item>
      </text:list>
      <text:p text:style-name="Standard"/>
      <text:p text:style-name="Standard">- Requisições a APIs só podem ser feitas dentro do<text:s/>componentDidMount</text:p>
      <text:p text:style-name="Standard"/>
      <text:p text:style-name="Standard">- Ciclo de vida do react, funções que são executadas assim que o componente é montado:</text:p>
      <text:list text:style-name="LFO6" text:continue-numbering="true">
        <text:list-item>
          <text:p text:style-name="P69">Constructor</text:p>
        </text:list-item>
        <text:list-item>
          <text:p text:style-name="P70">Render</text:p>
        </text:list-item>
        <text:list-item>
          <text:p text:style-name="P71">Reac updates DOM and refs</text:p>
        </text:list-item>
        <text:list-item>
          <text:p text:style-name="P72">componentDidMount (instanciar listeners)</text:p>
        </text:list-item>
        <text:list-item>
          <text:p text:style-name="P73">componenteWillUnmount (remover / limpar listeners) – função executada ao desmontar componente</text:p>
        </text:list-item>
      </text:list>
      <text:p text:style-name="Standard"/>
      <text:p text:style-name="Standard">- Instalando blibliotecas: todas as bibliotecas devem ser instaladas no repositório frontend</text:p>
      <text:list text:style-name="LFO7" text:continue-numbering="true">
        <text:list-item>
          <text:p text:style-name="P74">sudo yarn add axios</text:p>
        </text:list-item>
      </text:list>
      <text:list text:style-name="LFO8" text:continue-numbering="true">
        <text:list-item>
          <text:p text:style-name="P75">sudo yarn add react-router-dom</text:p>
        </text:list-item>
        <text:list-item>
          <text:p text:style-name="P76"><text:span text:style-name="T77">sudo yarn add react-toastify //</text:span><text:a xlink:href="https://github.com/fkhadra/react-toastify" office:target-frame-name="_top" xlink:show="replace"><text:span text:style-name="T78">https://github.com/fkhadra/react-toastify</text:span></text:a><text:span text:style-name="T79"><text:tab/></text:span></text:p>
        </text:list-item>
        <text:list-item>
          <text:p text:style-name="P80">sudo yarn add bootstrap-icons //instalar ultima versão do node 12.16.1</text:p>
        </text:list-item>
      </text:list>
      <text:p text:style-name="Standard"/>
      <text:p text:style-name="Standard"><text:span text:style-name="T81">scss –</text:span><text:s/><text:span text:style-name="T82">css com identação</text:span></text:p>
      <text:p text:style-name="P83"/>
      <text:p text:style-name="P84">css inline com react</text:p>
      <text:p text:style-name="P85"/>
      <text:p text:style-name="P86">//inline</text:p>
      <text:soft-page-break/>
      <text:p text:style-name="P87">const logoStyle = {</text:p>
      <text:p text:style-name="P88"><text:s text:c="4"/>width: 5+'%',</text:p>
      <text:p text:style-name="P89"><text:s text:c="4"/>height: 5+'%',</text:p>
      <text:p text:style-name="P90"><text:s text:c="4"/>display: flex</text:p>
      <text:p text:style-name="P91">}</text:p>
      <text:p text:style-name="P92"/>
      <text:p text:style-name="P93">export default function Login() {</text:p>
      <text:p text:style-name="P94"><text:s text:c="4"/>return (</text:p>
      <text:p text:style-name="P95"><text:s text:c="8"/>&lt;img src={logo} alt="Squads" style={logoStyle}/&gt; <text:s text:c="7"/></text:p>
      <text:p text:style-name="Standard"><text:span text:style-name="T96"><text:s text:c="4"/></text:span>);</text:p>
      <text:p text:style-name="Standard">}</text:p>
      <text:p text:style-name="Standard"/>
      <text:p text:style-name="P97">Vs Code</text:p>
      <text:p text:style-name="Standard">- plugin</text:p>
      <text:list text:style-name="LFO9" text:continue-numbering="true">
        <text:list-item>
          <text:p text:style-name="P98">color highlight</text:p>
        </text:list-item>
        <text:list-item>
          <text:p text:style-name="P99">material icon theme</text:p>
        </text:list-item>
        <text:list-item>
          <text:p text:style-name="P100">drácula</text:p>
        </text:list-item>
        <text:list-item>
          <text:p text:style-name="P101">live share: permite duas pessoas mexer no código</text:p>
        </text:list-item>
        <text:list-item>
          <text:p text:style-name="P102">eazy-snippets-react</text:p>
        </text:list-item>
        <text:list-item>
          <text:p text:style-name="P103">vscode-icons</text:p>
        </text:list-item>
        <text:list-item>
          <text:p text:style-name="P104">CSS Formatter</text:p>
        </text:list-item>
        <text:list-item>
          <text:p text:style-name="P105">Duplicate selection or line //alterar atalho para ctrl + shift + d</text:p>
        </text:list-item>
      </text:list>
      <text:p text:style-name="Standard"/>
      <text:p text:style-name="Standard"/>
      <text:p text:style-name="Standard">-Atalho Alt + shift + f ou ctrl + shift + i: identa o código</text:p>
      <text:p text:style-name="Standard">- Atalho ctrl +/: comenta e descomenta</text:p>
      <text:p text:style-name="Standard"/>
      <text:p text:style-name="Standard"><text:span text:style-name="T106">cypress test –<text:s/></text:span>testes</text:p>
      <text:p text:style-name="Standard">app actions</text:p>
      <text:p text:style-name="Standard">page options</text:p>
      <text:p text:style-name="Standard"/>
      <text:p text:style-name="P107">Instalação cypress: Acessar / criar repositório cypress no mesmo nó de frontend e backend para instalar a biblioteca</text:p>
      <text:p text:style-name="P108"/>
      <text:p text:style-name="Standard"><text:a xlink:href="https://docs.cypress.io/guides/getting-started/installing-cypress.html#Adding-npm-scripts" office:target-frame-name="_top" xlink:show="replace"><text:span text:style-name="T109">https://docs.cypress.io/guides/getting-started/installing-cypress.html#Adding-npm-scripts</text:span></text:a></text:p>
      <text:p text:style-name="P110"/>
      <text:list text:style-name="LFO10" text:continue-numbering="true">
        <text:list-item>
          <text:p text:style-name="P111">sudo yarn add cypress –dev</text:p>
        </text:list-item>
        <text:list-item>
          <text:p text:style-name="P112">yarn run cypress open //starta o<text:s/>cypress</text:p>
        </text:list-item>
        <text:list-item>
          <text:p text:style-name="P113">yarn start cypress:open</text:p>
        </text:list-item>
        <text:list-item>
          <text:p text:style-name="P114">$(npm bin)/cypress open ou yarn cypress_open</text:p>
        </text:list-item>
      </text:list>
      <text:p text:style-name="P115"/>
      <text:p text:style-name="P116"/>
      <text:p text:style-name="Standard"><text:span text:style-name="T117">Discord –<text:s/></text:span>aplicativo de conversa, bom para trocar código e trabalhar</text:p>
      <text:p text:style-name="Standard"/>
      <text:p text:style-name="P118">Docker – instalação:</text:p>
      <text:list text:style-name="LFO11" text:continue-numbering="true">
        <text:list-item>
          <text:p text:style-name="P119"><text:span text:style-name="T120">docker:<text:s/></text:span><text:a xlink:href="https://docs.docker.com/install/linux/docker-ce/ubuntu/" office:target-frame-name="_top" xlink:show="replace"><text:span text:style-name="T121">https</text:span><text:span text:style-name="T122">://docs.docker.com/install/linux/docker-ce/ubuntu/</text:span></text:a></text:p>
        </text:list-item>
        <text:list-item>
          <text:p text:style-name="P123"><text:span text:style-name="T124">docker-compose:<text:s/></text:span><text:a xlink:href="https://docs.docker.com/compose/install/" office:target-frame-name="_top" xlink:show="replace"><text:span text:style-name="T125">https://docs.docker.com/compose/install/</text:span></text:a></text:p>
        </text:list-item>
        <text:list-item>
          <text:p text:style-name="P126">sudo docker-compose down //baixa os container</text:p>
        </text:list-item>
        <text:list-item>
          <text:p text:style-name="P127"><text:span text:style-name="T128">sudo docker-compose -f docker-compose.yml -f</text:span><text:span text:style-name="T129"><text:s/>docker-compose.dev.yml up --build --force-recreate -d //subir ambientes</text:span></text:p>
        </text:list-item>
        <text:list-item>
          <text:p text:style-name="P130"><text:span text:style-name="T131">sudo docker run -dit --name portalrelacionamento -p 8080:80 -v ${PWD}/build/:/usr/local/apache2/htdocs/ httpd:2.4 //sobe um container na porta 8080 apontando para 80 do apache</text:span></text:p>
        </text:list-item>
        <text:list-item>
          <text:p text:style-name="P132"><text:span text:style-name="T133">sudo do</text:span><text:span text:style-name="T134">cker stop portalrelacionamento //derruba o container</text:span></text:p>
        </text:list-item>
        <text:list-item>
          <text:p text:style-name="P135"><text:span text:style-name="T136">sudo docker rn d3d15ac2f85480adae0e92b1603555884d002d96eed8d53723e7e3aebd6b6fae //renomeia o container</text:span></text:p>
        </text:list-item>
        <text:list-item>
          <text:p text:style-name="P137"><text:span text:style-name="T138">sudo docker ps //lista os containers</text:span></text:p>
        </text:list-item>
      </text:list>
      <text:p text:style-name="P139"/>
      <text:p text:style-name="P140"/>
      <text:p text:style-name="PreformattedText"><text:span text:style-name="T141">Font Awesome:<text:s/></text:span><text:span text:style-name="T142">usado para pegar<text:s/></text:span><text:span text:style-name="T143">ícones</text:span></text:p>
      <text:p text:style-name="PreformattedText"/>
      <text:p text:style-name="P144">touch .gitignore &amp;&amp; echo "node_modules/" &gt;&gt; .gitignore &amp;&amp; git rm -r --cached node_modules ; git status</text:p>
      <text:p text:style-name="P145">//cria o arquivo .gitignore se não existir e adiciona node_modules a ele</text:p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ourier" svg:font-family="Courier" style:font-family-generic="system" svg:panose-1="2 7 4 9 2 2 5 2 4 4"/>
    <style:font-face style:name="Menlo, Monaco, 'Courier New', C" svg:font-family="Menlo, Monaco, 'Courier New', C" style:font-family-generic="system"/>
    <style:font-face style:name="SFMono-Regular, Consolas, 'Libe" svg:font-family="SFMono-Regular, Consolas, 'Lib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urillo Borges</dc:creator>
    <meta:creation-date>2020-02-20T11:05:00Z</meta:creation-date>
    <dc:date>2020-03-08T00:23:00Z</dc:date>
    <meta:template xlink:href="Normal" xlink:type="simple"/>
    <meta:editing-cycles>98</meta:editing-cycles>
    <meta:editing-duration>PT156900S</meta:editing-duration>
    <meta:document-statistic meta:page-count="4" meta:paragraph-count="13" meta:word-count="1062" meta:character-count="6785" meta:row-count="47" meta:non-whitespace-character-count="5736"/>
  </office:meta>
</office:document-meta>
</file>